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/>
    <style:font-face style:name="Arial3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3.236cm" fo:min-width="3.694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Long_20_Dash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color="#000000" draw:marker-start="Arrowheads_20_2" draw:marker-end="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 fo:font-style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3" fo:font-size="10pt" fo:font-style="italic"/>
    </style:style>
    <style:style style:name="P5" style:family="paragraph">
      <loext:graphic-properties draw:fill="none" draw:fill-color="#ffffff"/>
      <style:paragraph-properties style:writing-mode="lr-tb"/>
      <style:text-properties style:font-name="Arial3" fo:font-size="10pt" fo:font-style="italic" fo:font-weight="normal"/>
    </style:style>
    <style:style style:name="T1" style:family="text">
      <style:text-properties style:font-name="Arial1" fo:font-size="10pt" fo:font-style="normal"/>
    </style:style>
    <style:style style:name="T2" style:family="text">
      <style:text-properties style:font-name="Arial3" fo:font-size="10pt" fo:font-style="italic"/>
    </style:style>
    <style:style style:name="T3" style:family="text">
      <style:text-properties style:font-name="Arial2" fo:font-size="10pt" fo:font-style="italic" fo:font-weight="normal" style:font-name-asian="Arial2" style:font-name-complex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5cm" svg:x="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12.5cm" svg:x2="11cm" svg:y2="12.5cm">
            <text:p/>
          </draw:line>
          <draw:line draw:style-name="gr3" draw:text-style-name="P1" draw:layer="layout" svg:x1="9.499cm" svg:y1="10.323cm" svg:x2="9.499cm" svg:y2="14.657cm">
            <text:p/>
          </draw:line>
          <draw:line draw:style-name="gr2" draw:text-style-name="P1" draw:layer="layout" svg:x1="9.5cm" svg:y1="12.5cm" svg:x2="10.465cm" svg:y2="11.096cm">
            <text:p/>
          </draw:line>
          <draw:line draw:style-name="gr3" draw:text-style-name="P1" draw:layer="layout" svg:x1="8cm" svg:y1="10cm" svg:x2="8cm" svg:y2="15cm">
            <text:p/>
          </draw:line>
          <draw:frame draw:style-name="gr4" draw:text-style-name="P2" draw:layer="layout" svg:width="0.714cm" svg:height="0.645cm" svg:x="8.959cm" svg:y="12.401cm">
            <draw:text-box>
              <text:p><text:span text:style-name="T1">F</text:span></text:p>
            </draw:text-box>
          </draw:frame>
          <draw:frame draw:style-name="gr5" draw:text-style-name="P2" draw:layer="layout" svg:width="0.139cm" svg:height="0.395cm" svg:x="11.105cm" svg:y="12.276cm">
            <draw:text-box>
              <text:p><text:span text:style-name="T1">A</text:span></text:p>
            </draw:text-box>
          </draw:frame>
          <draw:circle draw:style-name="gr6" draw:text-style-name="P3" draw:layer="layout" svg:width="2cm" svg:height="2cm" svg:x="8.5cm" svg:y="11.495cm" draw:kind="arc" draw:start-angle="359.69" draw:end-angle="55.7">
            <text:p/>
          </draw:circle>
          <draw:frame draw:style-name="gr5" draw:text-style-name="P2" draw:layer="layout" svg:width="0.349cm" svg:height="0.395cm" svg:x="4.685cm" svg:y="12.276cm">
            <draw:text-box>
              <text:p><text:span text:style-name="T1">B</text:span></text:p>
            </draw:text-box>
          </draw:frame>
          <draw:frame draw:style-name="gr4" draw:text-style-name="P2" draw:layer="layout" svg:width="0.714cm" svg:height="0.645cm" svg:x="7.419cm" svg:y="12.401cm">
            <draw:text-box>
              <text:p><text:span text:style-name="T1">C</text:span></text:p>
            </draw:text-box>
          </draw:frame>
          <draw:frame draw:style-name="gr5" draw:text-style-name="P4" draw:layer="layout" svg:width="0.149cm" svg:height="0.395cm" svg:x="6.344cm" svg:y="12.036cm">
            <draw:text-box>
              <text:p><text:span text:style-name="T2">a</text:span></text:p>
            </draw:text-box>
          </draw:frame>
          <draw:frame draw:style-name="gr5" draw:text-style-name="P4" draw:layer="layout" svg:width="0.149cm" svg:height="0.395cm" svg:x="7.663cm" svg:y="11.137cm">
            <draw:text-box>
              <text:p><text:span text:style-name="T2">b</text:span></text:p>
            </draw:text-box>
          </draw:frame>
          <draw:frame draw:style-name="gr5" draw:text-style-name="P4" draw:layer="layout" svg:width="0.149cm" svg:height="0.395cm" svg:x="9.216cm" svg:y="11.25cm">
            <draw:text-box>
              <text:p><text:span text:style-name="T2">p</text:span></text:p>
            </draw:text-box>
          </draw:frame>
          <draw:frame draw:style-name="gr5" draw:text-style-name="P2" draw:layer="layout" svg:width="0.249cm" svg:height="0.395cm" svg:x="10.512cm" svg:y="10.738cm">
            <draw:text-box>
              <text:p><text:span text:style-name="T1">S</text:span></text:p>
            </draw:text-box>
          </draw:frame>
          <draw:frame draw:style-name="gr5" draw:text-style-name="P5" draw:layer="layout" svg:width="0.149cm" svg:height="0.395cm" svg:x="10.119cm" svg:y="11.951cm">
            <draw:text-box>
              <text:p><text:span text:style-name="T3">ν</text:span></text:p>
            </draw:text-box>
          </draw:frame>
          <draw:frame draw:style-name="gr5" draw:text-style-name="P4" draw:layer="layout" svg:width="0.149cm" svg:height="0.395cm" svg:x="9.867cm" svg:y="11.355cm">
            <draw:text-box>
              <text:p><text:span text:style-name="T2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/>
    <style:font-face style:name="Arial3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6:32:44.699000000</meta:creation-date>
    <dc:date>2022-06-10T23:29:49.242000000</dc:date>
    <meta:editing-duration>PT21M53S</meta:editing-duration>
    <meta:editing-cycles>4</meta:editing-cycles>
    <meta:generator>LibreOffice/7.2.6.2$Windows_X86_64 LibreOffice_project/b0ec3a565991f7569a5a7f5d24fed7f52653d754</meta:generator>
    <meta:document-statistic meta:object-count="17"/>
  </office:meta>
</office:document-meta>
</file>